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836cm"/>
    </style:style>
    <style:style style:name="gr2" style:family="graphic" style:parent-style-name="standard">
      <style:graphic-properties draw:textarea-horizontal-align="justify" draw:textarea-vertical-align="middle" draw:auto-grow-height="false" fo:min-height="1.356cm" fo:min-width="2.884cm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2.858cm"/>
    </style:style>
    <style:style style:name="gr5" style:family="graphic" style:parent-style-name="standard">
      <style:graphic-properties draw:textarea-horizontal-align="justify" draw:textarea-vertical-align="middle" draw:auto-grow-height="false" fo:min-height="0.951cm" fo:min-width="2.38cm"/>
    </style:style>
    <style:style style:name="gr6" style:family="graphic" style:parent-style-name="standard">
      <style:graphic-properties draw:textarea-horizontal-align="justify" draw:textarea-vertical-align="middle" draw:auto-grow-height="false" fo:min-height="1.91cm" fo:min-width="1.66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draw:textarea-horizontal-align="justify" draw:textarea-vertical-align="middle" draw:auto-grow-height="false" fo:min-height="0.668cm" fo:min-width="1.688cm"/>
    </style:style>
    <style:style style:name="gr10" style:family="graphic" style:parent-style-name="standard">
      <style:graphic-properties draw:textarea-horizontal-align="justify" draw:textarea-vertical-align="middle" draw:auto-grow-height="false" fo:min-height="0.894cm" fo:min-width="0.644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471cm" fo:min-width="1.339cm"/>
    </style:style>
    <style:style style:name="gr13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textarea-horizontal-align="justify" draw:textarea-vertical-align="middle" draw:auto-grow-height="false" fo:min-height="0.471cm" fo:min-width="1.42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-width="0.359cm" draw:marker-end="Square" draw:marker-end-width="0.359cm" draw:fill="solid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22" style:family="graphic" style:parent-style-name="standard">
      <style:graphic-properties draw:textarea-horizontal-align="justify" draw:textarea-vertical-align="middle" draw:auto-grow-height="false" fo:min-height="1.011cm" fo:min-width="1.65cm"/>
    </style:style>
    <style:style style:name="gr23" style:family="graphic" style:parent-style-name="standard">
      <style:graphic-properties draw:textarea-horizontal-align="justify" draw:textarea-vertical-align="middle" draw:auto-grow-height="false" fo:min-height="1.126cm" fo:min-width="1.638cm"/>
    </style:style>
    <style:style style:name="gr24" style:family="graphic" style:parent-style-name="standard">
      <style:graphic-properties draw:textarea-horizontal-align="justify" draw:textarea-vertical-align="middle" draw:auto-grow-height="false" fo:min-height="0.893cm" fo:min-width="2.548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3.945cm"/>
    </style:style>
    <style:style style:name="gr26" style:family="graphic" style:parent-style-name="standard">
      <style:graphic-properties draw:textarea-horizontal-align="justify" draw:textarea-vertical-align="middle" draw:auto-grow-height="false" fo:min-height="0.668cm" fo:min-width="5.498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28" style:family="graphic" style:parent-style-name="standard">
      <style:graphic-properties draw:textarea-horizontal-align="justify" draw:textarea-vertical-align="middle" draw:auto-grow-height="false" fo:min-height="0.596cm" fo:min-width="1.532cm"/>
    </style:style>
    <style:style style:name="gr29" style:family="graphic" style:parent-style-name="objectwithoutfill">
      <style:graphic-properties draw:marker-end="" draw:marker-end-width="0.3cm" draw:fill="solid" draw:textarea-vertical-align="middle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668cm" fo:min-width="0.799cm"/>
    </style:style>
    <style:style style:name="gr32" style:family="graphic" style:parent-style-name="standard">
      <style:graphic-properties draw:textarea-horizontal-align="justify" draw:textarea-vertical-align="middle" draw:auto-grow-height="false" fo:min-height="0.39cm" fo:min-width="1.42cm"/>
    </style:style>
    <style:style style:name="gr33" style:family="graphic" style:parent-style-name="standard">
      <style:graphic-properties draw:textarea-horizontal-align="justify" draw:textarea-vertical-align="middle" draw:auto-grow-height="false" fo:min-height="0.39cm" fo:min-width="1.019cm"/>
    </style:style>
    <style:style style:name="gr34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39cm" fo:min-width="0.94cm"/>
    </style:style>
    <style:style style:name="gr36" style:family="graphic" style:parent-style-name="standard">
      <style:graphic-properties draw:textarea-horizontal-align="justify" draw:textarea-vertical-align="middle" draw:auto-grow-height="false" fo:min-height="0.893cm" fo:min-width="1.151cm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3.945cm"/>
    </style:style>
    <style:style style:name="gr38" style:family="graphic" style:parent-style-name="standard">
      <style:graphic-properties draw:textarea-horizontal-align="justify" draw:textarea-vertical-align="middle" draw:auto-grow-height="false" fo:min-height="0.385cm" fo:min-width="1.5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18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size-asian="10pt" style:font-size-complex="10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032cm" svg:x="1.635cm" svg:y="1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778cm" svg:x="1.508cm" svg:y="3.921cm">
          <text:p text:style-name="P1"><text:span text:style-name="T1">Variables/Constants</text:span></text:p>
          <text:p text:style-name="P1"><text:span text:style-name="T1">(Logging,</text:span></text:p>
          <text:p text:style-name="P1"><text:span text:style-name="T1">PlayerTurn,</text:span></text:p>
          <text:p text:style-name="P1"><text:span text:style-name="T1">Name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032cm" svg:height="2.032cm" svg:x="2.27cm" svg:y="9.255cm">
          <text:p text:style-name="P1"><text:span text:style-name="T1">Create 2</text:span></text:p>
          <text:p text:style-name="P1"><text:span text:style-name="T1">Figh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778cm" svg:x="1.508cm" svg:y="12.176cm">
          <text:p text:style-name="P1"><text:span text:style-name="T1">Create image element</text:span></text:p>
          <text:p text:style-name="P1"><text:span text:style-name="T1">for each Figh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56cm" svg:height="2.032cm" svg:x="1.508cm" svg:y="14.843cm">
          <text:p text:style-name="P1"><text:span text:style-name="T2">Create Bar Elements:</text:span><text:span text:style-name="T2"><text:line-break/></text:span><text:span text:style-name="T1">Player 0 HP</text:span></text:p>
          <text:p text:style-name="P1"><text:span text:style-name="T1">Player 0 SP</text:span></text:p>
          <text:p text:style-name="P1"><text:span text:style-name="T1">Player 1 HP</text:span></text:p>
          <text:p text:style-name="P1"><text:span text:style-name="T1">Player 1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72cm" svg:height="1.905cm" svg:x="1cm" svg:y="21.193cm">
          <text:p text:style-name="P1"><text:span text:style-name="T3">Buttons</text:span><text:span text:style-name="T4">:</text:span></text:p>
          <text:p text:style-name="P1"><text:span text:style-name="T4">Single,</text:span></text:p>
          <text:p text:style-name="P1"><text:span text:style-name="T4">Double,</text:span></text:p>
          <text:p text:style-name="P1"><text:span text:style-name="T4">Recov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318cm" svg:height="4.318cm" svg:x="12.684cm" svg:y="1cm">
          <text:p text:style-name="P1">Fighter</text:p>
          <text:p text:style-name="P1">meth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9.89cm" svg:y1="3.159cm" svg:x2="9.89cm" svg:y2="6.842cm">
          <text:p text:style-name="P4"><text:span text:style-name="T5">Double</text:span></text:p>
          <text:p text:style-name="P4"><text:span text:style-name="T6"/></text:p>
        </draw:line>
        <draw:custom-shape draw:style-name="gr8" draw:text-style-name="P1" draw:layer="layout" svg:width="2.54cm" svg:height="2.54cm" svg:x="2.016cm" svg:y="17.764cm">
          <text:p text:style-name="P1"><text:span text:style-name="T1">showControls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286cm" svg:height="1.016cm" svg:x="8.747cm" svg:y="6.842cm">
          <text:p text:style-name="P3"><text:span text:style-name="T4">Save old</text:span></text:p>
          <text:p text:style-name="P3"><text:span text:style-name="T4">output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56cm" svg:height="1.778cm" svg:x="1.508cm" svg:y="6.588cm">
          <text:p text:style-name="P1"><text:span text:style-name="T1">Save elements</text:span></text:p>
          <text:p text:style-name="P1"><text:span text:style-name="T1">to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286cm" svg:height="1.016cm" svg:x="13.7cm" svg:y="9.001cm">
          <text:p text:style-name="P3"><text:span text:style-name="T4">Save old</text:span></text:p>
          <text:p text:style-name="P3"><text:span text:style-name="T4">output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286cm" svg:height="1.016cm" svg:x="18.653cm" svg:y="6.842cm">
          <text:p text:style-name="P3"><text:span text:style-name="T4">Save old</text:span></text:p>
          <text:p text:style-name="P3"><text:span text:style-name="T4">output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32cm" svg:height="2.032cm" svg:x="8.874cm" svg:y="8.747cm">
          <text:p text:style-name="P2"><text:span text:style-name="T1">Fighter.</text:span></text:p>
          <text:p text:style-name="P2"><text:span text:style-name="T1">attack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86cm" svg:height="2.286cm" svg:x="8.747cm" svg:y="11.668cm">
          <text:p text:style-name="P2"><text:span text:style-name="T1">Sufficient</text:span><text:span text:style-name="T1"><text:line-break/></text:span><text:span text:style-name="T1">S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6" draw:layer="layout" svg:x1="3.286cm" svg:y1="3.032cm" svg:x2="3.286cm" svg:y2="3.921cm">
          <text:p/>
        </draw:line>
        <draw:custom-shape draw:style-name="gr12" draw:text-style-name="P2" draw:layer="layout" svg:width="2.921cm" svg:height="1.143cm" svg:x="9.636cm" svg:y="20.685cm">
          <text:p text:style-name="P1"><text:span text:style-name="T1">“</text:span><text:span text:style-name="T1">not</text:span></text:p>
          <text:p text:style-name="P1"><text:span text:style-name="T1">Enough</text:span></text:p>
          <text:p text:style-name="P1"><text:span text:style-name="T1">SP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2.286cm" svg:height="2.286cm" svg:x="18.653cm" svg:y="8.747cm">
          <text:p text:style-name="P2"><text:span text:style-name="T1">Sufficient</text:span><text:span text:style-name="T1"><text:line-break/></text:span><text:span text:style-name="T1">S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6" draw:layer="layout" svg:x1="3.286cm" svg:y1="5.699cm" svg:x2="3.286cm" svg:y2="6.588cm">
          <text:p/>
        </draw:line>
        <draw:line draw:style-name="gr11" draw:text-style-name="P6" draw:layer="layout" svg:x1="3.286cm" svg:y1="8.366cm" svg:x2="3.286cm" svg:y2="9.255cm">
          <text:p/>
        </draw:line>
        <draw:line draw:style-name="gr11" draw:text-style-name="P6" draw:layer="layout" svg:x1="3.286cm" svg:y1="11.287cm" svg:x2="3.286cm" svg:y2="12.176cm">
          <text:p/>
        </draw:line>
        <draw:line draw:style-name="gr11" draw:text-style-name="P6" draw:layer="layout" svg:x1="3.286cm" svg:y1="13.954cm" svg:x2="3.286cm" svg:y2="14.843cm">
          <text:p/>
        </draw:line>
        <draw:line draw:style-name="gr11" draw:text-style-name="P6" draw:layer="layout" svg:x1="3.286cm" svg:y1="16.875cm" svg:x2="3.286cm" svg:y2="17.764cm">
          <text:p/>
        </draw:line>
        <draw:line draw:style-name="gr11" draw:text-style-name="P6" draw:layer="layout" svg:x1="3.286cm" svg:y1="20.304cm" svg:x2="3.286cm" svg:y2="21.193cm">
          <text:p/>
        </draw:line>
        <draw:line draw:style-name="gr7" draw:text-style-name="P5" draw:layer="layout" svg:x1="14.843cm" svg:y1="5.318cm" svg:x2="14.843cm" svg:y2="9.001cm">
          <text:p text:style-name="P4"><text:span text:style-name="T5">Single</text:span></text:p>
          <text:p text:style-name="P4"><text:span text:style-name="T6"/></text:p>
        </draw:line>
        <draw:line draw:style-name="gr7" draw:text-style-name="P5" draw:layer="layout" svg:x1="19.796cm" svg:y1="3.159cm" svg:x2="19.796cm" svg:y2="6.842cm">
          <text:p text:style-name="P4"><text:span text:style-name="T5">Recover</text:span></text:p>
          <text:p text:style-name="P4"><text:span text:style-name="T6"/></text:p>
        </draw:line>
        <draw:line draw:style-name="gr13" draw:text-style-name="P6" draw:layer="layout" svg:x1="9.89cm" svg:y1="3.159cm" svg:x2="12.684cm" svg:y2="3.159cm">
          <text:p/>
        </draw:line>
        <draw:line draw:style-name="gr11" draw:text-style-name="P6" draw:layer="layout" svg:x1="9.89cm" svg:y1="7.858cm" svg:x2="9.89cm" svg:y2="8.747cm">
          <text:p/>
        </draw:line>
        <draw:line draw:style-name="gr11" draw:text-style-name="P6" draw:layer="layout" svg:x1="9.89cm" svg:y1="10.779cm" svg:x2="9.89cm" svg:y2="11.668cm">
          <text:p/>
        </draw:line>
        <draw:custom-shape draw:style-name="gr3" draw:text-style-name="P2" draw:layer="layout" svg:width="2.032cm" svg:height="2.032cm" svg:x="7.731cm" svg:y="19.796cm">
          <text:p text:style-name="P2"><text:span text:style-name="T1">Fighter.</text:span></text:p>
          <text:p text:style-name="P2"><text:span text:style-name="T1">attack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048cm" svg:height="1.143cm" svg:x="7.223cm" svg:y="16.748cm">
          <text:p text:style-name="P1"><text:span text:style-name="T1">“</text:span><text:span text:style-name="T1">Double Kick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286cm" svg:height="1.016cm" svg:x="7.604cm" svg:y="14.843cm">
          <text:p text:style-name="P3"><text:span text:style-name="T4">Reduce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747cm" svg:y1="12.811cm" svg:x2="8.747cm" svg:y2="14.843cm">
          <text:p text:style-name="P1"><text:span text:style-name="T4">Yes</text:span></text:p>
          <text:p text:style-name="P1"><text:span text:style-name="T4"/></text:p>
        </draw:line>
        <draw:line draw:style-name="gr11" draw:text-style-name="P6" draw:layer="layout" svg:x1="8.747cm" svg:y1="15.859cm" svg:x2="8.747cm" svg:y2="16.748cm">
          <text:p/>
        </draw:line>
        <draw:line draw:style-name="gr11" draw:text-style-name="P6" draw:layer="layout" svg:x1="8.747cm" svg:y1="17.891cm" svg:x2="8.747cm" svg:y2="19.796cm">
          <text:p/>
        </draw:line>
        <draw:line draw:style-name="gr15" draw:text-style-name="P7" draw:layer="layout" svg:x1="11.033cm" svg:y1="12.811cm" svg:x2="11.033cm" svg:y2="20.685cm">
          <text:p text:style-name="P1"><text:span text:style-name="T4">No</text:span></text:p>
          <text:p text:style-name="P1"><text:span text:style-name="T4"/></text:p>
        </draw:line>
        <draw:custom-shape draw:style-name="gr3" draw:text-style-name="P2" draw:layer="layout" svg:width="2.032cm" svg:height="2.032cm" svg:x="8.747cm" svg:y="27.797cm">
          <text:p text:style-name="P2"><text:span text:style-name="T1">endTurn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286cm" svg:height="2.286cm" svg:x="8.62cm" svg:y="22.717cm">
          <text:p text:style-name="P3"><text:span text:style-name="T4">logg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2.921cm" svg:height="1.143cm" svg:x="7.604cm" svg:y="25.892cm">
          <text:p text:style-name="P1"><text:span text:style-name="T1">Old</text:span></text:p>
          <text:p text:style-name="P1"><text:span text:style-name="T1">output tex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7" draw:layer="layout" svg:x1="8.62cm" svg:y1="23.86cm" svg:x2="8.62cm" svg:y2="25.892cm">
          <text:p text:style-name="P1"><text:span text:style-name="T4">true</text:span></text:p>
          <text:p text:style-name="P1"><text:span text:style-name="T4"/></text:p>
        </draw:line>
        <draw:line draw:style-name="gr11" draw:text-style-name="P6" draw:layer="layout" svg:x1="10.906cm" svg:y1="27.035cm" svg:x2="10.398cm" svg:y2="28.051cm">
          <text:p/>
        </draw:line>
        <draw:line draw:style-name="gr11" draw:text-style-name="P6" draw:layer="layout" svg:x1="9.001cm" svg:y1="27.035cm" svg:x2="9.001cm" svg:y2="28.051cm">
          <text:p/>
        </draw:line>
        <draw:line draw:style-name="gr16" draw:text-style-name="P7" draw:layer="layout" svg:x1="10.906cm" svg:y1="23.86cm" svg:x2="10.906cm" svg:y2="27.035cm">
          <text:p text:style-name="P1"><text:span text:style-name="T4">false</text:span></text:p>
          <text:p text:style-name="P1"><text:span text:style-name="T4"/></text:p>
        </draw:line>
        <draw:line draw:style-name="gr11" draw:text-style-name="P6" draw:layer="layout" svg:x1="8.493cm" svg:y1="21.828cm" svg:x2="9.255cm" svg:y2="23.225cm">
          <text:p/>
        </draw:line>
        <draw:line draw:style-name="gr11" draw:text-style-name="P6" draw:layer="layout" svg:x1="11.033cm" svg:y1="21.828cm" svg:x2="10.271cm" svg:y2="23.225cm">
          <text:p/>
        </draw:line>
        <draw:custom-shape draw:style-name="gr3" draw:text-style-name="P2" draw:layer="layout" svg:width="2.032cm" svg:height="2.032cm" svg:x="13.827cm" svg:y="11.922cm">
          <text:p text:style-name="P2"><text:span text:style-name="T1">Fighter.</text:span></text:p>
          <text:p text:style-name="P2"><text:span text:style-name="T1">attack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4.843cm" svg:y1="10.017cm" svg:x2="14.843cm" svg:y2="11.922cm">
          <text:p/>
        </draw:line>
        <draw:line draw:style-name="gr11" draw:text-style-name="P6" draw:layer="layout" svg:x1="14.843cm" svg:y1="13.954cm" svg:x2="14.843cm" svg:y2="22.717cm">
          <text:p/>
        </draw:line>
        <draw:custom-shape draw:style-name="gr3" draw:text-style-name="P2" draw:layer="layout" svg:width="2.032cm" svg:height="2.032cm" svg:x="13.827cm" svg:y="27.797cm">
          <text:p text:style-name="P2"><text:span text:style-name="T1">endTurn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921cm" svg:height="1.143cm" svg:x="19.415cm" svg:y="20.685cm">
          <text:p text:style-name="P1"><text:span text:style-name="T1">“</text:span><text:span text:style-name="T1">not</text:span></text:p>
          <text:p text:style-name="P1"><text:span text:style-name="T1">Enough</text:span></text:p>
          <text:p text:style-name="P1"><text:span text:style-name="T1">SP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032cm" svg:height="2.032cm" svg:x="17.637cm" svg:y="15.732cm">
          <text:p text:style-name="P2"><text:span text:style-name="T1">koCheck();</text:span><text:span text:style-name="T1"><text:line-break/></text:span><text:span text:style-name="T1">[negative</text:span></text:p>
          <text:p text:style-name="P2"><text:span text:style-name="T1">damag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286cm" svg:height="1.016cm" svg:x="17.51cm" svg:y="13.827cm">
          <text:p text:style-name="P3"><text:span text:style-name="T4">Calculate</text:span><text:span text:style-name="T4"><text:line-break/></text:span><text:span text:style-name="T4">re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048cm" svg:height="1.143cm" svg:x="16.875cm" svg:y="20.685cm">
          <text:p text:style-name="P1"><text:span text:style-name="T1">“</text:span><text:span text:style-name="T1">Recovery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286cm" svg:height="1.016cm" svg:x="17.51cm" svg:y="11.922cm">
          <text:p text:style-name="P3"><text:span text:style-name="T4">Reduce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8.653cm" svg:y1="9.89cm" svg:x2="18.653cm" svg:y2="11.922cm">
          <text:p text:style-name="P1"><text:span text:style-name="T4">Yes</text:span></text:p>
          <text:p text:style-name="P1"><text:span text:style-name="T4"/></text:p>
        </draw:line>
        <draw:line draw:style-name="gr11" draw:text-style-name="P6" draw:layer="layout" svg:x1="18.653cm" svg:y1="17.764cm" svg:x2="18.653cm" svg:y2="18.653cm">
          <text:p/>
        </draw:line>
        <draw:line draw:style-name="gr15" draw:text-style-name="P7" draw:layer="layout" svg:x1="20.939cm" svg:y1="9.89cm" svg:x2="20.939cm" svg:y2="20.685cm">
          <text:p text:style-name="P1"><text:span text:style-name="T4">No</text:span></text:p>
          <text:p text:style-name="P1"><text:span text:style-name="T4"/></text:p>
        </draw:line>
        <draw:line draw:style-name="gr11" draw:text-style-name="P6" draw:layer="layout" svg:x1="19.796cm" svg:y1="7.858cm" svg:x2="19.796cm" svg:y2="8.747cm">
          <text:p/>
        </draw:line>
        <draw:line draw:style-name="gr11" draw:text-style-name="P6" draw:layer="layout" svg:x1="18.653cm" svg:y1="14.843cm" svg:x2="18.653cm" svg:y2="15.732cm">
          <text:p/>
        </draw:line>
        <draw:line draw:style-name="gr17" draw:text-style-name="P8" draw:layer="layout" svg:x1="17.002cm" svg:y1="3.159cm" svg:x2="19.796cm" svg:y2="3.159cm">
          <text:p/>
        </draw:line>
        <draw:custom-shape draw:style-name="gr3" draw:text-style-name="P2" draw:layer="layout" svg:width="2.032cm" svg:height="2.032cm" svg:x="18.526cm" svg:y="27.797cm">
          <text:p text:style-name="P2"><text:span text:style-name="T1">endTurn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286cm" svg:height="2.286cm" svg:x="18.399cm" svg:y="22.717cm">
          <text:p text:style-name="P3"><text:span text:style-name="T4">logg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2.921cm" svg:height="1.143cm" svg:x="17.383cm" svg:y="25.892cm">
          <text:p text:style-name="P1"><text:span text:style-name="T1">Old</text:span></text:p>
          <text:p text:style-name="P1"><text:span text:style-name="T1">output tex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7" draw:layer="layout" svg:x1="18.399cm" svg:y1="23.86cm" svg:x2="18.399cm" svg:y2="25.892cm">
          <text:p text:style-name="P1"><text:span text:style-name="T4">true</text:span></text:p>
          <text:p text:style-name="P1"><text:span text:style-name="T4"/></text:p>
        </draw:line>
        <draw:line draw:style-name="gr11" draw:text-style-name="P6" draw:layer="layout" svg:x1="20.685cm" svg:y1="27.035cm" svg:x2="20.177cm" svg:y2="28.051cm">
          <text:p/>
        </draw:line>
        <draw:line draw:style-name="gr11" draw:text-style-name="P6" draw:layer="layout" svg:x1="18.78cm" svg:y1="27.035cm" svg:x2="18.78cm" svg:y2="28.051cm">
          <text:p/>
        </draw:line>
        <draw:line draw:style-name="gr16" draw:text-style-name="P7" draw:layer="layout" svg:x1="20.685cm" svg:y1="23.86cm" svg:x2="20.685cm" svg:y2="27.035cm">
          <text:p text:style-name="P1"><text:span text:style-name="T4">false</text:span></text:p>
          <text:p text:style-name="P1"><text:span text:style-name="T4"/></text:p>
        </draw:line>
        <draw:line draw:style-name="gr11" draw:text-style-name="P6" draw:layer="layout" svg:x1="18.272cm" svg:y1="21.828cm" svg:x2="19.034cm" svg:y2="23.225cm">
          <text:p/>
        </draw:line>
        <draw:line draw:style-name="gr11" draw:text-style-name="P6" draw:layer="layout" svg:x1="20.812cm" svg:y1="21.828cm" svg:x2="20.05cm" svg:y2="23.225cm">
          <text:p/>
        </draw:line>
        <draw:line draw:style-name="gr18" draw:text-style-name="P6" draw:layer="layout" svg:x1="9.763cm" svg:y1="29.829cm" svg:x2="9.763cm" svg:y2="30.718cm">
          <text:p/>
        </draw:line>
        <draw:line draw:style-name="gr18" draw:text-style-name="P6" draw:layer="layout" svg:x1="19.542cm" svg:y1="29.829cm" svg:x2="19.542cm" svg:y2="30.718cm">
          <text:p/>
        </draw:line>
        <draw:line draw:style-name="gr18" draw:text-style-name="P6" draw:layer="layout" svg:x1="14.843cm" svg:y1="29.829cm" svg:x2="14.843cm" svg:y2="30.718cm">
          <text:p/>
        </draw:line>
        <draw:line draw:style-name="gr19" draw:text-style-name="P6" draw:layer="layout" svg:x1="19.542cm" svg:y1="30.591cm" svg:x2="3.286cm" svg:y2="30.464cm">
          <text:p/>
        </draw:line>
        <draw:line draw:style-name="gr20" draw:text-style-name="P6" draw:layer="layout" svg:x1="3.286cm" svg:y1="30.464cm" svg:x2="3.286cm" svg:y2="23.098cm">
          <text:p/>
        </draw:line>
        <draw:line draw:style-name="gr19" draw:text-style-name="P6" draw:layer="layout" svg:x1="6.334cm" svg:y1="22.209cm" svg:x2="4.937cm" svg:y2="22.209cm">
          <text:p/>
        </draw:line>
        <draw:line draw:style-name="gr19" draw:text-style-name="P6" draw:layer="layout" svg:x1="6.461cm" svg:y1="2.016cm" svg:x2="6.334cm" svg:y2="22.209cm">
          <text:p/>
        </draw:line>
        <draw:line draw:style-name="gr20" draw:text-style-name="P6" draw:layer="layout" svg:x1="6.461cm" svg:y1="2.016cm" svg:x2="13.827cm" svg:y2="2.016cm">
          <text:p/>
        </draw:line>
        <draw:custom-shape draw:style-name="gr21" draw:text-style-name="P1" draw:layer="layout" svg:width="3.81cm" svg:height="1.524cm" svg:x="22.717cm" svg:y="1cm">
          <text:p text:style-name="P1">endTurn();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86cm" svg:height="1.016cm" svg:x="23.479cm" svg:y="3.413cm">
          <text:p text:style-name="P3"><text:span text:style-name="T4">!player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2.286cm" svg:height="1.397cm" svg:x="23.479cm" svg:y="5.318cm">
          <text:p text:style-name="P3"><text:span text:style-name="T4">Current</text:span></text:p>
          <text:p text:style-name="P3"><text:span text:style-name="T4">player</text:span></text:p>
          <text:p text:style-name="P3"><text:span text:style-name="T4">SP +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4.622cm" svg:y1="2.524cm" svg:x2="24.622cm" svg:y2="3.413cm">
          <text:p/>
        </draw:line>
        <draw:line draw:style-name="gr11" draw:text-style-name="P6" draw:layer="layout" svg:x1="24.622cm" svg:y1="4.429cm" svg:x2="24.622cm" svg:y2="5.318cm">
          <text:p/>
        </draw:line>
        <draw:custom-shape draw:style-name="gr23" draw:text-style-name="P3" draw:layer="layout" svg:width="2.286cm" svg:height="1.524cm" svg:x="23.479cm" svg:y="7.604cm">
          <text:p text:style-name="P3"><text:span text:style-name="T4">Update</text:span></text:p>
          <text:p text:style-name="P3"><text:span text:style-name="T4">HP &amp; SP</text:span></text:p>
          <text:p text:style-name="P3"><text:span text:style-name="T4">B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4.622cm" svg:y1="6.715cm" svg:x2="24.622cm" svg:y2="7.604cm">
          <text:p/>
        </draw:line>
        <draw:line draw:style-name="gr11" draw:text-style-name="P6" draw:layer="layout" svg:x1="24.622cm" svg:y1="9.128cm" svg:x2="24.622cm" svg:y2="10.017cm">
          <text:p/>
        </draw:line>
        <draw:custom-shape draw:style-name="gr10" draw:text-style-name="P2" draw:layer="layout" svg:width="2.286cm" svg:height="2.286cm" svg:x="23.479cm" svg:y="10.017cm">
          <text:p text:style-name="P2"><text:span text:style-name="T1">koCheck</text:span><text:span text:style-name="T1"><text:line-break/></text:span><text:span text:style-name="T1">both</text:span><text:span text:style-name="T1"><text:line-break/></text:span><text:span text:style-name="T1">play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7" draw:layer="layout" svg:x1="23.479cm" svg:y1="11.16cm" svg:x2="23.479cm" svg:y2="13.192cm">
          <text:p text:style-name="P1"><text:span text:style-name="T4">true</text:span></text:p>
          <text:p text:style-name="P1"><text:span text:style-name="T4"/></text:p>
        </draw:line>
        <draw:line draw:style-name="gr15" draw:text-style-name="P7" draw:layer="layout" svg:x1="25.765cm" svg:y1="11.16cm" svg:x2="25.765cm" svg:y2="14.208cm">
          <text:p text:style-name="P1"><text:span text:style-name="T4">false</text:span></text:p>
          <text:p text:style-name="P1"><text:span text:style-name="T4"/></text:p>
        </draw:line>
        <draw:custom-shape draw:style-name="gr24" draw:text-style-name="P1" draw:layer="layout" svg:width="3.048cm" svg:height="1.143cm" svg:x="23.098cm" svg:y="17.129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032cm" svg:height="2.032cm" svg:x="22.463cm" svg:y="13.192cm">
          <text:p text:style-name="P9"><text:span text:style-name="T6">hideControls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23.479cm" svg:y1="15.224cm" svg:x2="23.479cm" svg:y2="17.129cm">
          <text:p/>
        </draw:line>
        <draw:custom-shape draw:style-name="gr3" draw:text-style-name="P9" draw:layer="layout" svg:width="2.032cm" svg:height="2.032cm" svg:x="24.749cm" svg:y="14.208cm">
          <text:p text:style-name="P9"><text:span text:style-name="T6">showControls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25.765cm" svg:y1="16.24cm" svg:x2="25.765cm" svg:y2="17.129cm">
          <text:p/>
        </draw:line>
        <draw:custom-shape draw:style-name="gr10" draw:text-style-name="P3" draw:layer="layout" svg:width="2.286cm" svg:height="2.286cm" svg:x="13.7cm" svg:y="22.717cm">
          <text:p text:style-name="P3"><text:span text:style-name="T4">logg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2.921cm" svg:height="1.143cm" svg:x="12.557cm" svg:y="25.892cm">
          <text:p text:style-name="P1"><text:span text:style-name="T1">Old</text:span></text:p>
          <text:p text:style-name="P1"><text:span text:style-name="T1">output tex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7" draw:layer="layout" svg:x1="13.7cm" svg:y1="23.86cm" svg:x2="13.7cm" svg:y2="25.892cm">
          <text:p text:style-name="P1"><text:span text:style-name="T4">true</text:span></text:p>
          <text:p text:style-name="P1"><text:span text:style-name="T4"/></text:p>
        </draw:line>
        <draw:line draw:style-name="gr11" draw:text-style-name="P6" draw:layer="layout" svg:x1="15.986cm" svg:y1="27.035cm" svg:x2="15.478cm" svg:y2="28.051cm">
          <text:p/>
        </draw:line>
        <draw:line draw:style-name="gr11" draw:text-style-name="P6" draw:layer="layout" svg:x1="14.081cm" svg:y1="27.035cm" svg:x2="14.081cm" svg:y2="28.051cm">
          <text:p/>
        </draw:line>
        <draw:line draw:style-name="gr16" draw:text-style-name="P7" draw:layer="layout" svg:x1="15.986cm" svg:y1="23.86cm" svg:x2="15.986cm" svg:y2="27.035cm">
          <text:p text:style-name="P1"><text:span text:style-name="T4">false</text:span></text:p>
          <text:p text:style-name="P1"><text:span text:style-name="T4"/></text:p>
        </draw:line>
        <draw:line draw:style-name="gr11" draw:text-style-name="P6" draw:layer="layout" svg:x1="18.653cm" svg:y1="12.938cm" svg:x2="18.653cm" svg:y2="13.827cm">
          <text:p/>
        </draw:line>
        <draw:custom-shape draw:style-name="gr14" draw:text-style-name="P10" draw:layer="layout" svg:width="3.048cm" svg:height="1.143cm" svg:x="17.129cm" svg:y="18.653cm">
          <text:p text:style-name="P1"><text:span text:style-name="T1">Change</text:span></text:p>
          <text:p text:style-name="P1"><text:span text:style-name="T1">Graphic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18.653cm" svg:y1="19.796cm" svg:x2="18.653cm" svg:y2="20.685cm">
          <text:p/>
        </draw:line>
        <draw:custom-shape draw:style-name="gr25" draw:text-style-name="P1" draw:layer="layout" svg:width="4.445cm" svg:height="1.524cm" svg:x="1.635cm" svg:y="32.242cm">
          <text:p text:style-name="P1">showControls();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445cm" svg:height="1.524cm" svg:x="1.635cm" svg:y="34.909cm">
          <text:p text:style-name="P1">hideControls();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4.445cm" svg:height="1.524cm" svg:x="21.955cm" svg:y="33.512cm">
          <text:p text:style-name="P3"><text:span text:style-name="T3">koCheck</text:span><text:span text:style-name="T4">(</text:span></text:p>
          <text:p text:style-name="P3"><text:span text:style-name="T4">Target,</text:span></text:p>
          <text:p text:style-name="P3"><text:span text:style-name="T4">Amount );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096cm" svg:height="1.016cm" svg:x="10.271cm" svg:y="35.163cm">
          <text:p text:style-name="P3"><text:span text:style-name="T4">Overwrite controlsBox cont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6.08cm" svg:y1="35.671cm" svg:x2="10.271cm" svg:y2="35.671cm">
          <text:p/>
        </draw:line>
        <draw:custom-shape draw:style-name="gr1" draw:text-style-name="P1" draw:layer="layout" svg:width="3.302cm" svg:height="2.032cm" svg:x="17.256cm" svg:y="34.65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367cm" svg:y1="35.671cm" svg:x2="17.256cm" svg:y2="35.671cm">
          <text:p/>
        </draw:line>
        <draw:custom-shape draw:style-name="gr26" draw:text-style-name="P3" draw:layer="layout" svg:width="6.096cm" svg:height="1.016cm" svg:x="10.271cm" svg:y="31.353cm">
          <text:p text:style-name="P3"><text:span text:style-name="T4">Player1 input buttons</text:span></text:p>
          <text:p text:style-name="P3"><text:span text:style-name="T4">in controls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6.08cm" svg:y1="33.004cm" svg:x2="6.969cm" svg:y2="33.004cm">
          <text:p/>
        </draw:line>
        <draw:custom-shape draw:style-name="gr10" draw:text-style-name="P3" draw:layer="layout" svg:width="2.286cm" svg:height="2.286cm" svg:x="6.969cm" svg:y="31.861cm">
          <text:p text:style-name="P3"><text:span text:style-name="T4">playerTu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" draw:layer="layout" svg:width="6.096cm" svg:height="1.016cm" svg:x="10.271cm" svg:y="33.639cm">
          <text:p text:style-name="P3"><text:span text:style-name="T4">Player0 input buttons</text:span></text:p>
          <text:p text:style-name="P3"><text:span text:style-name="T4">in controls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112cm" svg:y1="31.861cm" svg:x2="10.271cm" svg:y2="31.861cm">
          <text:p text:style-name="P1"><text:span text:style-name="T4">true</text:span></text:p>
          <text:p text:style-name="P1"><text:span text:style-name="T4"/></text:p>
        </draw:line>
        <draw:line draw:style-name="gr15" draw:text-style-name="P7" draw:layer="layout" svg:x1="8.112cm" svg:y1="34.147cm" svg:x2="10.271cm" svg:y2="34.147cm">
          <text:p text:style-name="P1"><text:span text:style-name="T4">false</text:span></text:p>
          <text:p text:style-name="P1"><text:span text:style-name="T4"/></text:p>
        </draw:line>
        <draw:custom-shape draw:style-name="gr27" draw:text-style-name="P1" draw:layer="layout" svg:width="3.048cm" svg:height="1.27cm" svg:x="17.51cm" svg:y="32.369cm">
          <text:p text:style-name="P1">return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6.367cm" svg:y1="31.861cm" svg:x2="17.51cm" svg:y2="32.623cm">
          <text:p/>
        </draw:line>
        <draw:line draw:style-name="gr11" draw:text-style-name="P6" draw:layer="layout" svg:x1="16.367cm" svg:y1="34.147cm" svg:x2="17.51cm" svg:y2="33.385cm">
          <text:p/>
        </draw:line>
        <draw:custom-shape draw:style-name="gr25" draw:text-style-name="P1" draw:layer="layout" svg:width="4.445cm" svg:height="1.524cm" svg:x="1.635cm" svg:y="36.941cm">
          <text:p text:style-name="P1">attack();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032cm" svg:height="0.846cm" svg:x="1.711cm" svg:y="41.183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86cm" svg:height="1.016cm" svg:x="6.969cm" svg:y="37.195cm">
          <text:p text:style-name="P2"><text:span text:style-name="T1">Roll da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6.08cm" svg:y1="37.703cm" svg:x2="6.969cm" svg:y2="37.703cm">
          <text:p/>
        </draw:line>
        <draw:custom-shape draw:style-name="gr9" draw:text-style-name="P2" draw:layer="layout" svg:width="2.286cm" svg:height="1.016cm" svg:x="10.144cm" svg:y="37.195cm">
          <text:p text:style-name="P2"><text:span text:style-name="T1">Roll do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9.255cm" svg:y1="37.703cm" svg:x2="10.144cm" svg:y2="37.703cm">
          <text:p/>
        </draw:line>
        <draw:custom-shape draw:style-name="gr10" draw:text-style-name="P2" draw:layer="layout" svg:width="2.286cm" svg:height="2.286cm" svg:x="13.319cm" svg:y="36.56cm">
          <text:p text:style-name="P2"><text:span text:style-name="T1">dodge</text:span></text:p>
          <text:p text:style-name="P2"><text:span text:style-name="T1">suc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6" draw:layer="layout" svg:x1="12.43cm" svg:y1="37.703cm" svg:x2="13.319cm" svg:y2="37.703cm">
          <text:p/>
        </draw:line>
        <draw:line draw:style-name="gr15" draw:text-style-name="P7" draw:layer="layout" svg:x1="15.605cm" svg:y1="37.703cm" svg:x2="18.272cm" svg:y2="37.703cm">
          <text:p text:style-name="P1"><text:span text:style-name="T4">true</text:span></text:p>
          <text:p text:style-name="P1"><text:span text:style-name="T4"/></text:p>
        </draw:line>
        <draw:line draw:style-name="gr29" draw:text-style-name="P7" draw:layer="layout" svg:x1="14.97cm" svg:y1="38.338cm" svg:x2="16.875cm" svg:y2="38.338cm">
          <text:p text:style-name="P1"><text:span text:style-name="T4">false</text:span></text:p>
          <text:p text:style-name="P1"><text:span text:style-name="T4"/></text:p>
        </draw:line>
        <draw:custom-shape draw:style-name="gr9" draw:text-style-name="P2" draw:layer="layout" svg:width="2.286cm" svg:height="1.016cm" svg:x="18.272cm" svg:y="37.195cm">
          <text:p text:style-name="P2"><text:span text:style-name="T1">Reduce</text:span></text:p>
          <text:p text:style-name="P2"><text:span text:style-name="T1">dam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9.415cm" svg:y1="41.513cm" svg:x2="18.018cm" svg:y2="41.513cm">
          <text:p/>
        </draw:line>
        <draw:line draw:style-name="gr30" draw:text-style-name="P6" draw:layer="layout" svg:x1="19.415cm" svg:y1="38.211cm" svg:x2="19.415cm" svg:y2="41.513cm">
          <text:p/>
        </draw:line>
        <draw:line draw:style-name="gr11" draw:text-style-name="P6" draw:layer="layout" svg:x1="16.875cm" svg:y1="38.338cm" svg:x2="16.875cm" svg:y2="39.481cm">
          <text:p/>
        </draw:line>
        <draw:custom-shape draw:style-name="gr31" draw:text-style-name="P2" draw:layer="layout" svg:width="1.397cm" svg:height="1.016cm" svg:x="10.525cm" svg:y="40.37cm">
          <text:p text:style-name="P2"><text:span text:style-name="T1">dam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6.24cm" svg:y1="39.989cm" svg:x2="15.097cm" svg:y2="40.37cm">
          <text:p/>
        </draw:line>
        <draw:line draw:style-name="gr11" draw:text-style-name="P6" draw:layer="layout" svg:x1="15.732cm" svg:y1="41.513cm" svg:x2="14.716cm" svg:y2="41.132cm">
          <text:p/>
        </draw:line>
        <draw:line draw:style-name="gr11" draw:text-style-name="P6" draw:layer="layout" svg:x1="13.065cm" svg:y1="40.878cm" svg:x2="11.922cm" svg:y2="40.878cm">
          <text:p/>
        </draw:line>
        <draw:custom-shape draw:style-name="gr10" draw:text-style-name="P2" draw:layer="layout" svg:width="2.286cm" svg:height="2.286cm" svg:x="7.35cm" svg:y="39.735cm">
          <text:p text:style-name="P2"><text:span text:style-name="T1">Returned</text:span></text:p>
          <text:p text:style-name="P2"><text:span text:style-name="T1">K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6" draw:layer="layout" svg:x1="10.524cm" svg:y1="40.878cm" svg:x2="9.635cm" svg:y2="40.878cm">
          <text:p/>
        </draw:line>
        <draw:custom-shape draw:style-name="gr32" draw:text-style-name="P10" draw:layer="layout" svg:width="3.048cm" svg:height="1.016cm" svg:x="15.859cm" svg:y="39.481cm">
          <text:p text:style-name="P1"><text:span text:style-name="T1">hit</text:span></text:p>
          <text:p text:style-name="P1"><text:span text:style-name="T1">Graphic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0" draw:layer="layout" svg:width="3.048cm" svg:height="1.016cm" svg:x="15.351cm" svg:y="41.005cm">
          <text:p text:style-name="P1"><text:span text:style-name="T1">dodge</text:span></text:p>
          <text:p text:style-name="P1"><text:span text:style-name="T1">Graphic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10" draw:layer="layout" svg:width="2.413cm" svg:height="1.016cm" svg:x="4.556cm" svg:y="39.227cm">
          <text:p text:style-name="P1"><text:span text:style-name="T1">KO</text:span></text:p>
          <text:p text:style-name="P1"><text:span text:style-name="T1">Graphic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7" draw:layer="layout" svg:x1="6.715cm" svg:y1="39.735cm" svg:x2="8.493cm" svg:y2="39.735cm">
          <text:p text:style-name="P1"><text:span text:style-name="T4">true</text:span></text:p>
          <text:p text:style-name="P1"><text:span text:style-name="T4"/></text:p>
        </draw:line>
        <draw:custom-shape draw:style-name="gr35" draw:text-style-name="P10" draw:layer="layout" svg:width="2.286cm" svg:height="1.016cm" svg:x="4.429cm" svg:y="41.132cm">
          <text:p text:style-name="P1"><text:span text:style-name="T1">HP lef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7" draw:layer="layout" svg:x1="6.461cm" svg:y1="41.64cm" svg:x2="8.112cm" svg:y2="41.64cm">
          <text:p text:style-name="P1"><text:span text:style-name="T4">false</text:span></text:p>
          <text:p text:style-name="P1"><text:span text:style-name="T4"/></text:p>
        </draw:line>
        <draw:line draw:style-name="gr11" draw:text-style-name="P6" draw:layer="layout" svg:x1="4.683cm" svg:y1="41.513cm" svg:x2="3.794cm" svg:y2="41.513cm">
          <text:p/>
        </draw:line>
        <draw:custom-shape draw:style-name="gr35" draw:text-style-name="P10" draw:layer="layout" svg:width="2.286cm" svg:height="1.016cm" svg:x="1.762cm" svg:y="39.227cm">
          <text:p text:style-name="P1"><text:span text:style-name="T1">HP lef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4.81cm" svg:y1="39.735cm" svg:x2="3.921cm" svg:y2="39.735cm">
          <text:p/>
        </draw:line>
        <draw:custom-shape draw:style-name="gr35" draw:text-style-name="P10" draw:layer="layout" svg:width="2.286cm" svg:height="1.016cm" svg:x="12.811cm" svg:y="40.37cm">
          <text:p text:style-name="P1"><text:span text:style-name="T1">Damage</text:span></text:p>
          <text:p text:style-name="P1"><text:span text:style-name="T1">don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2.778cm" svg:y1="40.243cm" svg:x2="2.778cm" svg:y2="41.132cm">
          <text:p/>
        </draw:line>
        <draw:custom-shape draw:style-name="gr36" draw:text-style-name="P11" draw:layer="layout" svg:width="1.651cm" svg:height="1.143cm" svg:x="21.955cm" svg:y="41.005cm">
          <text:p text:style-name="P11"><text:span text:style-name="T7">return</text:span></text:p>
          <text:p text:style-name="P11"><text:span text:style-name="T7">true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651cm" svg:height="1.143cm" svg:x="24.749cm" svg:y="41.005cm">
          <text:p text:style-name="P11"><text:span text:style-name="T7">return</text:span></text:p>
          <text:p text:style-name="P11"><text:span text:style-name="T7">tru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2.286cm" svg:x="23.098cm" svg:y="37.83cm">
          <text:p text:style-name="P2"><text:span text:style-name="T1">Target’s</text:span><text:span text:style-name="T1"><text:line-break/></text:span><text:span text:style-name="T1">HP &lt;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2.286cm" svg:height="1.016cm" svg:x="23.098cm" svg:y="35.925cm">
          <text:p text:style-name="P2"><text:span text:style-name="T1">Target HP</text:span></text:p>
          <text:p text:style-name="P2"><text:span text:style-name="T1">- Amou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4.241cm" svg:y1="36.941cm" svg:x2="24.241cm" svg:y2="37.83cm">
          <text:p/>
        </draw:line>
        <draw:line draw:style-name="gr15" draw:text-style-name="P7" draw:layer="layout" svg:x1="23.098cm" svg:y1="38.973cm" svg:x2="23.098cm" svg:y2="41.005cm">
          <text:p text:style-name="P1"><text:span text:style-name="T4">true</text:span></text:p>
          <text:p text:style-name="P1"><text:span text:style-name="T4"/></text:p>
        </draw:line>
        <draw:line draw:style-name="gr15" draw:text-style-name="P7" draw:layer="layout" svg:x1="25.384cm" svg:y1="38.973cm" svg:x2="25.384cm" svg:y2="41.005cm">
          <text:p text:style-name="P1"><text:span text:style-name="T4">false</text:span></text:p>
          <text:p text:style-name="P1"><text:span text:style-name="T4"/></text:p>
        </draw:line>
        <draw:custom-shape draw:style-name="gr37" draw:text-style-name="P3" draw:layer="layout" svg:width="4.445cm" svg:height="0.762cm" svg:x="22.336cm" svg:y="18.78cm">
          <text:p text:style-name="P3"><text:span text:style-name="T4">updateBars( );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2.286cm" svg:x="23.479cm" svg:y="21.828cm">
          <text:p text:style-name="P2"><text:span text:style-name="T1">current</text:span><text:span text:style-name="T1"><text:line-break/></text:span><text:span text:style-name="T1">&lt;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2.286cm" svg:height="1.016cm" svg:x="23.479cm" svg:y="20.177cm">
          <text:p text:style-name="P2"><text:span text:style-name="T1">Calculate</text:span></text:p>
          <text:p text:style-name="P2"><text:span text:style-name="T1">current %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3.479cm" svg:y1="22.971cm" svg:x2="23.479cm" svg:y2="24.495cm">
          <text:p text:style-name="P1"><text:span text:style-name="T4">true</text:span></text:p>
          <text:p text:style-name="P1"><text:span text:style-name="T4"/></text:p>
        </draw:line>
        <draw:line draw:style-name="gr29" draw:text-style-name="P7" draw:layer="layout" svg:x1="25.765cm" svg:y1="22.971cm" svg:x2="25.765cm" svg:y2="26.019cm">
          <text:p text:style-name="P1"><text:span text:style-name="T4">false</text:span></text:p>
          <text:p text:style-name="P1"><text:span text:style-name="T4"/></text:p>
        </draw:line>
        <draw:custom-shape draw:style-name="gr9" draw:text-style-name="P2" draw:layer="layout" svg:width="2.286cm" svg:height="1.016cm" svg:x="22.336cm" svg:y="24.495cm">
          <text:p text:style-name="P2"><text:span text:style-name="T1">current = 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4.622cm" svg:y1="19.542cm" svg:x2="24.622cm" svg:y2="20.177cm">
          <text:p/>
        </draw:line>
        <draw:custom-shape draw:style-name="gr10" draw:text-style-name="P2" draw:layer="layout" svg:width="2.286cm" svg:height="2.286cm" svg:x="23.479cm" svg:y="26.146cm">
          <text:p text:style-name="P2"><text:span text:style-name="T1">current</text:span><text:span text:style-name="T1"><text:line-break/></text:span><text:span text:style-name="T1">&g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6" draw:layer="layout" svg:x1="24.622cm" svg:y1="21.193cm" svg:x2="24.622cm" svg:y2="21.828cm">
          <text:p/>
        </draw:line>
        <draw:line draw:style-name="gr11" draw:text-style-name="P6" draw:layer="layout" svg:x1="23.479cm" svg:y1="26.019cm" svg:x2="24.114cm" svg:y2="26.654cm">
          <text:p/>
        </draw:line>
        <draw:line draw:style-name="gr30" draw:text-style-name="P6" draw:layer="layout" svg:x1="23.479cm" svg:y1="25.511cm" svg:x2="23.479cm" svg:y2="26.019cm">
          <text:p/>
        </draw:line>
        <draw:line draw:style-name="gr11" draw:text-style-name="P6" draw:layer="layout" svg:x1="25.765cm" svg:y1="26.019cm" svg:x2="25.13cm" svg:y2="26.654cm">
          <text:p/>
        </draw:line>
        <draw:line draw:style-name="gr15" draw:text-style-name="P7" draw:layer="layout" svg:x1="23.479cm" svg:y1="27.289cm" svg:x2="23.479cm" svg:y2="28.813cm">
          <text:p text:style-name="P1"><text:span text:style-name="T4">true</text:span></text:p>
          <text:p text:style-name="P1"><text:span text:style-name="T4"/></text:p>
        </draw:line>
        <draw:line draw:style-name="gr29" draw:text-style-name="P7" draw:layer="layout" svg:x1="25.765cm" svg:y1="27.289cm" svg:x2="25.765cm" svg:y2="29.448cm">
          <text:p text:style-name="P1"><text:span text:style-name="T4">false</text:span></text:p>
          <text:p text:style-name="P1"><text:span text:style-name="T4"/></text:p>
        </draw:line>
        <draw:custom-shape draw:style-name="gr9" draw:text-style-name="P2" draw:layer="layout" svg:width="2.286cm" svg:height="1.016cm" svg:x="22.336cm" svg:y="28.813cm">
          <text:p text:style-name="P2"><text:span text:style-name="T1">current = 10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3.479cm" svg:y1="29.829cm" svg:x2="23.479cm" svg:y2="30.591cm">
          <text:p/>
        </draw:line>
        <draw:line draw:style-name="gr11" draw:text-style-name="P6" draw:layer="layout" svg:x1="25.765cm" svg:y1="29.448cm" svg:x2="24.556cm" svg:y2="30.591cm">
          <text:p/>
        </draw:line>
        <draw:custom-shape draw:style-name="gr32" draw:text-style-name="P10" draw:layer="layout" svg:width="3.048cm" svg:height="1.016cm" svg:x="21.955cm" svg:y="30.591cm">
          <text:p text:style-name="P1"><text:span text:style-name="T1">Draw</text:span></text:p>
          <text:p text:style-name="P1"><text:span text:style-name="T1">Ba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24.241cm" svg:y1="35.036cm" svg:x2="24.241cm" svg:y2="35.925cm">
          <text:p/>
        </draw:line>
        <draw:custom-shape draw:style-name="gr38" draw:text-style-name="P1" draw:layer="layout" svg:width="2.032cm" svg:height="0.635cm" svg:x="24.368cm" svg:y="31.988cm">
          <text:p text:style-name="P1">return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4.622cm" svg:y1="31.099cm" svg:x2="25.511cm" svg:y2="31.9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08:27:33.940000000</meta:creation-date>
    <dc:date>2019-11-10T13:01:23.390000000</dc:date>
    <meta:editing-duration>PT47M16S</meta:editing-duration>
    <meta:editing-cycles>8</meta:editing-cycles>
    <meta:generator>LibreOffice/6.2.2.2$Windows_X86_64 LibreOffice_project/2b840030fec2aae0fd2658d8d4f9548af4e3518d</meta:generator>
    <meta:print-date>2019-11-10T13:06:06.060000000</meta:print-date>
    <meta:document-statistic meta:object-count="177"/>
  </office:meta>
</office:document-meta>
</file>